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, 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4.503cm" style:type="right" style:leader-style="dotted" style:leader-text="."/>
        </style:tab-stops>
      </style:paragraph-properties>
      <style:text-properties fo:font-size="10pt" fo:letter-spacing="-0.007cm" style:font-size-asian="10pt" style:font-name-complex="Arial" style:font-size-complex="10pt"/>
    </style:style>
    <style:style style:name="P2" style:family="paragraph" style:parent-style-name="Standard">
      <style:paragraph-properties>
        <style:tab-stops>
          <style:tab-stop style:position="14.503cm" style:type="right" style:leader-style="dotted" style:leader-text="."/>
        </style:tab-stops>
      </style:paragraph-properties>
      <style:text-properties fo:font-size="10pt" style:font-size-asian="10pt" style:font-name-complex="Arial" style:font-size-complex="10pt"/>
    </style:style>
    <style:style style:name="P3" style:family="paragraph" style:parent-style-name="Standard">
      <style:paragraph-properties>
        <style:tab-stops>
          <style:tab-stop style:position="14.002cm" style:type="right" style:leader-style="dotted" style:leader-text="."/>
          <style:tab-stop style:position="14.503cm" style:type="right" style:leader-style="dotted" style:leader-text="."/>
        </style:tab-stops>
      </style:paragraph-properties>
      <style:text-properties fo:font-size="10pt" style:font-size-asian="10pt" style:font-name-complex="Arial" style:font-size-complex="10pt"/>
    </style:style>
    <style:style style:name="P4" style:family="paragraph" style:parent-style-name="Standard">
      <style:paragraph-properties>
        <style:tab-stops>
          <style:tab-stop style:position="14.503cm" style:type="right" style:leader-style="dotted" style:leader-text="."/>
        </style:tab-stops>
      </style:paragraph-properties>
      <style:text-properties fo:font-size="10pt" fo:letter-spacing="-0.009cm" style:font-size-asian="10pt" style:font-name-complex="Arial" style:font-size-complex="10pt"/>
    </style:style>
    <style:style style:name="P5" style:family="paragraph" style:parent-style-name="Standard">
      <style:paragraph-properties>
        <style:tab-stops>
          <style:tab-stop style:position="14.503cm" style:type="right" style:leader-style="dotted" style:leader-text="."/>
        </style:tab-stops>
      </style:paragraph-properties>
      <style:text-properties style:font-name-complex="Arial"/>
    </style:style>
    <style:style style:name="P6" style:family="paragraph" style:parent-style-name="Standard">
      <style:paragraph-properties>
        <style:tab-stops>
          <style:tab-stop style:position="14.503cm" style:type="right" style:leader-style="dotted" style:leader-text="."/>
        </style:tab-stops>
      </style:paragraph-properties>
      <style:text-properties fo:color="#3333ff" fo:font-size="10pt" style:font-size-asian="10pt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14.503cm" style:type="right" style:leader-style="dotted" style:leader-text="."/>
        </style:tab-stops>
      </style:paragraph-properties>
      <style:text-properties fo:color="#3333ff" fo:font-size="10pt" fo:letter-spacing="-0.007cm" style:font-size-asian="10pt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14.503cm" style:type="right" style:leader-style="dotted" style:leader-text="."/>
        </style:tab-stops>
      </style:paragraph-properties>
      <style:text-properties fo:color="#3333ff" fo:font-size="10pt" fo:letter-spacing="-0.009cm" style:font-size-asian="10pt" style:font-name-complex="Arial" style:font-size-complex="10pt"/>
    </style:style>
    <style:style style:name="P9" style:family="paragraph" style:parent-style-name="Text_20_body">
      <style:paragraph-properties fo:margin-left="0cm" fo:margin-right="-0.557cm" fo:text-indent="0cm" style:auto-text-indent="false"/>
    </style:style>
    <style:style style:name="P10" style:family="paragraph" style:parent-style-name="Text_20_body">
      <style:paragraph-properties fo:margin-left="0cm" fo:margin-right="-0.557cm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11" style:family="paragraph" style:parent-style-name="Standard" style:list-style-name="L1">
      <style:paragraph-properties>
        <style:tab-stops>
          <style:tab-stop style:position="14.503cm" style:type="right" style:leader-style="dotted" style:leader-text="."/>
        </style:tab-stops>
      </style:paragraph-properties>
      <style:text-properties fo:color="#3333ff" fo:font-size="10pt" fo:letter-spacing="-0.009cm" style:font-size-asian="10pt" style:font-name-complex="Arial" style:font-size-complex="10pt"/>
    </style:style>
    <style:style style:name="P12" style:family="paragraph" style:parent-style-name="Text_20_body" style:master-page-name="Standard">
      <style:paragraph-properties fo:margin-left="0cm" fo:margin-right="-0.557cm" fo:text-indent="0cm" style:auto-text-indent="false" style:page-number="auto"/>
    </style:style>
    <style:style style:name="T1" style:family="text">
      <style:text-properties fo:color="#000000" style:font-name="Times New Roman" fo:font-size="16pt" fo:font-weight="normal" style:font-size-asian="16pt" style:font-weight-asian="normal" style:font-name-complex="Times New Roman" style:font-size-complex="16pt" style:font-weight-complex="normal"/>
    </style:style>
    <style:style style:name="T2" style:family="text">
      <style:text-properties fo:font-size="10pt" fo:letter-spacing="-0.007cm" style:font-size-asian="10pt" style:font-size-complex="10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color="#3333ff"/>
    </style:style>
    <style:style style:name="T6" style:family="text">
      <style:text-properties fo:color="#3333ff" fo:font-size="10pt" fo:letter-spacing="-0.007cm" style:font-size-asian="10pt" style:font-size-complex="10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Proyecto de </text:span><text:span text:style-name="T1">Programación</text:span></text:p>
      <text:p text:style-name="P10">C.F.G.S. en Desarrollo de Aplicaciones Web</text:p>
      <text:p text:style-name="P9"/>
      <text:p text:style-name="P5"><text:span text:style-name="T2">ESTUDIANTE: </text:span><text:span text:style-name="T6">Juan Fco. Losa Marquez</text:span></text:p>
      <text:p text:style-name="P1"/>
      <text:p text:style-name="P1">DNI: <text:span text:style-name="T5">53234295-J </text:span><text:s text:c="15"/></text:p>
      <text:p text:style-name="P2"/>
      <text:p text:style-name="P1"/>
      <text:p text:style-name="P1">Título: </text:p>
      <text:p text:style-name="P2"/>
      <text:p text:style-name="P7">Gestión de mantenimiento de instalaciones</text:p>
      <text:p text:style-name="P3"/>
      <text:p text:style-name="P3">Breve descripción:</text:p>
      <text:p text:style-name="P4"/>
      <text:p text:style-name="P6">Aplicación para el diseño y planificación de mantenimientos de edificios</text:p>
      <text:p text:style-name="P2"/>
      <text:p text:style-name="P2">Objetivos:</text:p>
      <text:p text:style-name="P2"/>
      <text:p text:style-name="P7">Gestionar de manera eficiente los mantenimientos preventivos y correctivos de una instalación.</text:p>
      <text:p text:style-name="P1"/>
      <text:p text:style-name="P1">Método de desarrollo, fases del trabajo y fechas de realización:</text:p>
      <text:p text:style-name="P1"/>
      <text:p text:style-name="P8">Desarrollaré el programa siguiendo las premisas aprendidas en la asignatura “entornos de desarrollo, siendo éstas:</text:p>
      <text:p text:style-name="P8"/>
      <text:list xml:id="list2943570650968146962" text:style-name="L1">
        <text:list-item>
          <text:p text:style-name="P11">Planificación será la fase en la que esté escribiendo esta misma propuesta.</text:p>
        </text:list-item>
        <text:list-item>
          <text:p text:style-name="P11">Análisis, esta fase está estrechamente relacionada con la planificación, porque sin un análisis, no podré prever las fechas estimadas de realización de las diferentes fases.</text:p>
        </text:list-item>
        <text:list-item>
          <text:p text:style-name="P11">Diseño: inmediatamente después del análisis el proyecto iniciará ésta fase. Se realizará un diagrama de clases y los casos de uso que se consideren necesarios para el entendimiento de las interacciones. La fecha de realización de esta fase está prevista para el <text:span text:style-name="T3">26 de abril</text:span>.</text:p>
        </text:list-item>
        <text:list-item>
          <text:p text:style-name="P11">Implementación: Comenzará al termino del diseño y consistirá en transformar en código las fases anteriores. La fecha prevista de finalización será el 5 de mayo.</text:p>
        </text:list-item>
        <text:list-item>
          <text:p text:style-name="P11">Pruebas: Una vez terminado el programa, tocará buscar fallos y solventarlos. La realización de esta fase no deberá superar el <text:span text:style-name="T3">15 de mayo</text:span><text:span text:style-name="T4">.</text:span></text:p>
        </text:list-item>
        <text:list-item>
          <text:p text:style-name="P11"><text:span text:style-name="T4">Entrega del proyecto, esta fase no aplica en el mundo laboral, sino que será la fase de despliegue; pero por razones obvias, he cambiado el título. La fecha límite para la entrega del proyecto es el </text:span><text:span text:style-name="T3">17 de mayo</text:span><text:span text:style-name="T4">.</text:span></text:p>
        </text:list-item>
      </text:list>
      <text:p text:style-name="P4"/>
      <text:p text:style-name="P1">Conceptos abarcados (indica para qué piensas utilizar cada cosa):</text:p>
      <text:p text:style-name="P1"/>
      <text:p text:style-name="P1">- Arrays: <text:span text:style-name="T5">para la gestión de los checklist de los diferentes elementos de la instalación.</text:span></text:p>
      <text:p text:style-name="P1">- Estructuras (structs): <text:span text:style-name="T5">para guardar los datos de los técnicos que realizarán los mantenimientos.</text:span></text:p>
      <text:p text:style-name="P1">- Clases: <text:span text:style-name="T5">gestionaré los elementos de la instalación con clases.</text:span></text:p>
      <text:p text:style-name="P1">- Herencia: <text:span text:style-name="T5">Los elementos de la instalación tendrán una super clase común y de ella heredarán las demás.</text:span></text:p>
      <text:p text:style-name="P1">- Redefinición de métodos (virtual/override): <text:span text:style-name="T5">para los ToString de los objetos</text:span></text:p>
      <text:p text:style-name="P1">- Lectura/Escritura en ficheros: <text:span text:style-name="T5">para guardar los datos de los elementos y los empleados</text:span></text:p>
      <text:p text:style-name="P1">- Uso de colecciones (listas, diccionarios...): <text:span text:style-name="T5">para guardar los preventivos realizados. //indicar qué tipo de colección.</text:span></text:p>
      <text:p text:style-name="P1">- Otros (fechas, propiedades...): <text:span text:style-name="T5">Utilizaré fechas, para saber cuando se realizó el preventivo</text:span>.</text:p>
      <text:p text:style-name="P1"/>
      <text:p text:style-name="P4"/>
      <text:p text:style-name="P4">Medios a utilizar (librerías, entornos de desarrollo, etc.):</text:p>
      <text:p text:style-name="P4"/>
      <text:p text:style-name="P8">El proyecto se realizará con el lenguaje de programación C# de Microsoft, utilizando el IDE Visual Studio.</text:p>
      <text:p text:style-name="P8">Se usará la librería Windows forms para que sea más vistoso.</text:p>
      <text:p text:style-name="P4"/>
      <text:p text:style-name="P4"/>
      <text:p text:style-name="P4"/>
      <text:p text:style-name="P4"/>
      <text:p text:style-name="P4"/>
      <text:p text:style-name="P4"><text:soft-page-break/>San Vicente del Raspeig, a <text:s/>17 <text:s text:c="3"/>de <text:s text:c="2"/>abril <text:s text:c="2"/>de 202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, 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exto_20_de_20_cuerpo_20_2" style:display-name="Texto de cuerpo 2" style:family="paragraph" style:parent-style-name="Standard">
      <style:text-properties style:font-name="Arial" fo:font-size="10pt" style:font-size-asian="10pt" style:font-name-complex="Arial"/>
    </style:style>
    <style:style style:name="Footnote" style:family="paragraph" style:parent-style-name="Standard" style:class="extra"/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0" style:family="text">
      <style:text-properties style:font-name="Times New Roman" style:font-name-complex="Times New Roman"/>
    </style:style>
    <style:style style:name="Fuente_20_de_20_párrafo_20_predeter." style:display-name="Fuente de párrafo predeter." style:family="text"/>
    <style:style style:name="Texto_20_nota_20_pie_20_Car" style:display-name="Texto nota pie Car" style:family="text">
      <style:text-properties fo:font-size="12pt" fo:language="es" fo:country="ES" style:font-size-asian="12pt" style:font-size-complex="12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variable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1.268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ropuesta de PFC</dc:title>
    <meta:initial-creator>Juan José Galiana Merino</meta:initial-creator>
    <meta:creation-date>2012-12-20T13:06:00</meta:creation-date>
    <dc:date>2021-04-19T18:37:14</dc:date>
    <meta:editing-cycles>9</meta:editing-cycles>
    <meta:editing-duration>PT1H55M29S</meta:editing-duration>
    <meta:generator>OpenOffice/4.1.9$Win32 OpenOffice.org_project/419m1$Build-9805</meta:generator>
    <dc:creator>Juan Fco. Losa Marquez</dc:creator>
    <meta:document-statistic meta:table-count="0" meta:image-count="0" meta:object-count="0" meta:page-count="2" meta:paragraph-count="31" meta:word-count="413" meta:character-count="2669"/>
  </office:meta>
</office:document-meta>
</file>